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25-04-0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24-10-30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24-03-22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23-11-01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23-03-30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22-10-2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22-03-23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21-10-2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21-03-15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20-10-05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20-03-04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19-10-15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19-03-28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18-10-2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18-03-13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17-10-25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17-03-2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16-10-1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16-03-16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15-10-20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15-03-11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14-10-21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14-03-2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13-10-3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13-03-2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12-10-24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12-03-2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11-10-18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11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10-10-2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10-03-2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09-10-1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09-03-3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08-10-2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08-03-2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07-10-3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07-03-2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06-10-2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06-03-22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05-10-2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05-03-2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04-11-0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04-03-1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0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0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02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0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0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9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9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9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9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9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96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9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9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9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92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9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9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9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9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8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8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88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8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8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8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8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8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8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8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8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8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82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8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8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8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7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79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7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77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7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7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603115480501</text:p>
          </table:table-cell>
          <table:table-cell office:value-type="string" calcext:value-type="string">
            <text:p>016S011E23B001S</text:p>
          </table:table-cell>
          <table:table-cell office:value-type="string" calcext:value-type="string">
            <text:p>197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6" meta:object-count="0"/>
    <meta:user-defined meta:name="AppVersion">3.0</meta:user-defined>
  </office:meta>
</office:document-meta>
</file>